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table:number-columns-repeated="99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table:number-columns-repeated="99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EvilPrince_Idee</text:p>
          </table:table-cell>
          <table:table-cell table:number-columns-repeated="102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HAABCorde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ainCorde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4:44:11</dc:date>
    <meta:editing-duration>PT20H34M7S</meta:editing-duration>
    <meta:editing-cycles>144</meta:editing-cycles>
    <meta:generator>LibreOffice/4.0.4.2$Linux_x86 LibreOffice_project/400m0$Build-2</meta:generator>
    <meta:document-statistic meta:table-count="1" meta:cell-count="211" meta:object-count="0"/>
  </office:meta>
</office:document-meta>
</file>